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start" style:justify-single-word="false" style:writing-mode="lr-tb"/>
      <style:text-properties style:text-underline-style="none" fo:font-weight="normal" style:font-weight-asian="normal" style:font-weight-complex="normal"/>
    </style:style>
    <style:style style:name="P3" style:family="paragraph" style:parent-style-name="Standard">
      <style:paragraph-properties fo:line-height="150%" fo:text-align="start" style:justify-single-word="false" style:writing-mode="lr-tb"/>
    </style:style>
    <style:style style:name="P4" style:family="paragraph" style:parent-style-name="Standard">
      <style:paragraph-properties fo:line-height="150%" fo:text-align="start" style:justify-single-word="false" style:writing-mode="lr-tb"/>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writing-mode="lr-tb"/>
      <style:text-properties fo:font-size="12pt" style:text-underline-style="none" fo:font-weight="normal" officeooo:paragraph-rsid="001513d0"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writing-mode="lr-tb"/>
      <style:text-properties officeooo:paragraph-rsid="001a38e6"/>
    </style:style>
    <style:style style:name="T1" style:family="text">
      <style:text-properties fo:font-size="6pt" style:font-size-asian="6pt" style:font-size-complex="6pt"/>
    </style:style>
    <style:style style:name="T2" style:family="text">
      <style:text-properties fo:font-size="12pt" style:font-size-asian="10.5pt" style:font-size-complex="12pt"/>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1513d0" style:font-size-asian="10.5pt" style:font-weight-asian="normal" style:font-size-complex="12pt" style:font-weight-complex="normal"/>
    </style:style>
    <style:style style:name="T5" style:family="text">
      <style:text-properties fo:font-size="12pt" style:text-underline-style="none" fo:font-weight="normal" officeooo:rsid="0015266f" style:font-size-asian="10.5pt" style:font-weight-asian="normal" style:font-size-complex="12pt" style:font-weight-complex="normal"/>
    </style:style>
    <style:style style:name="T6" style:family="text">
      <style:text-properties fo:font-size="12pt" style:text-underline-style="none" fo:font-weight="normal" officeooo:rsid="00162bf3" style:font-size-asian="10.5pt" style:font-weight-asian="normal" style:font-size-complex="12pt" style:font-weight-complex="normal"/>
    </style:style>
    <style:style style:name="T7" style:family="text">
      <style:text-properties fo:font-size="12pt" style:text-underline-style="none" fo:font-weight="normal" officeooo:rsid="00181c39" style:font-size-asian="10.5pt" style:font-weight-asian="normal" style:font-size-complex="12pt" style:font-weight-complex="normal"/>
    </style:style>
    <style:style style:name="T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style:use-window-font-color="true" fo:font-size="12pt" style:text-underline-style="none" style:font-size-asian="10.5pt" style:font-size-complex="12pt"/>
    </style:style>
    <style:style style:name="T10" style:family="text">
      <style:text-properties officeooo:rsid="001322f6"/>
    </style:style>
    <style:style style:name="T11" style:family="text">
      <style:text-properties officeooo:rsid="001513d0"/>
    </style:style>
    <style:style style:name="T1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in &amp; Despair</text:p>
      <text:p text:style-name="P2"><text:tab/>The commodore left the room and from some reason all the rez technicians followed him. An odd sight – no doubt, they usually don't follow him into the death infested hexagonal corridors.</text:p>
      <text:p text:style-name="P2">I was clotted in three layers: Epidermis, Dermis and sub-skin, so naturally I couldn't complain about the matter. Deprived of the exoskeleton C<text:span text:style-name="T1">60 </text:span><text:span text:style-name="T2">suit of armour, tremour crept under my skin. I felt something changed in my cytoplasm shell. Liquid oxygen at mild concentration filled my lungs. Suddenly the tubes got disconnected and retracted, though failing any mere chance not to scratch my now goose bump skin with their metallic ribs, ever so cold in so many terms. The scratches disappear very quickly with the augmented activity of re-constructive enzymes rich within the engulfing solution. I count my fingers, just to be sure, no extra fingers were inserted by mistake of hereditary mix–up. Six and seven fingers were common in some royal blood lines slightly before two millenia ago. </text:span></text:p>
      <text:p text:style-name="P4"><text:tab/>The membrane is now also has a different flux and feel to it. I know what it is, it silently changed phase from full solid to semi – solid and semi – liquid, a bubble skin if you will. If it wasn't for the absence of the rez techs, I'd think it's a good sign, that I'm about to be discharged and <text:span text:style-name="T10">'</text:span>cytose my way out of the bubble and to my room at the barracks. But something rings odd, the tubes were disconnected rather sharply yet the medical harness belt remained intact, and I don't see the buckle. Not behind me, nothing but goose bumps all over my body, and the scary thing is, that the liquid is rather warm. No implication toward one excrement or another but something is very fishy about this matter.</text:p>
      <text:p text:style-name="P5"><text:tab/>That was strange, it felt as if my rez chamber was connected to the membrane of another rez chamber. The cytoplasm is starting to get cooler now. Something is off, definitely off at the moment. Some more rez chambers are getting connected as well, and the temperature is dropping fast. I cannot move because of this medical harness that accidentally helps to cover the lower genitalia as a side effect of how it is stretched all over my pelvis. <text:s/>I felt a tremour and it wasn't one of my new found vibrations of the chill cytoplasm. I think I heard an aquatic sound, a fin or a flipper maybe. There is a sound of a creature making an approach towards me, but it really hard to see through the the green and reddish shades of the cytoplasm.</text:p>
      <text:p text:style-name="P5"><text:tab/><text:span text:style-name="T11">It is</text:span> <text:span text:style-name="T11">g</text:span>reen from the medical proteins and red from open wounds I suppose. Ah good, the harness got disconnected somehow. I really want to believe it's a good sign, but then why the hell those lab rats left the room. Except when they're picking us bits by bits from the floors, walls, ceilings and ruptured aqueducts and/<text:span text:style-name="T11">or</text:span> cooling ducts, they never leave this room all at once. I can sense a metallic taste in the cytoplasm, probably a bit of <text:span text:style-name="T10">Ferrum</text:span> from my blood. I needn't worry myself over such trivial matters now. The cytoplasm is being replaced with clear water at the moment. That would certainly explain the disappearance of the green and red shades and their <text:soft-page-break/>replacement with clean fresh water. </text:p>
      <text:p text:style-name="P3"><text:span text:style-name="T3"><text:tab/>Damn it, the oxygen levels are now dropping, but I think I can see slits of air forming now near the ceiling. It really strange to be breathing oxygen in gas form again but that is the price of resurrection. Something is inside the water with me, I'm sure about it now, if ever was a doubt, now it's gone. I feel the motions of what now the combination of six rez bubbles turned into one membrane, and under floor-tiles water pumps are doing. The filtering system went on and its centrifugal force is attempting to pull me down with the ever growing strong current. I must cling to one of these rails in this new established vortex </text:span><text:span text:style-name="T6">aquatic </text:span><text:span text:style-name="T3">wind tunnel. There is such a relief that nothing could sustain this vortex rotors underneath the floor. Wait, what is that? A fin of some kind, it has a rather weird triangle shape, like those of the </text:span><text:span text:style-name="T4">aquatic mammals </text:span><text:span text:style-name="T5">or very ignorant fish with a min</text:span><text:span text:style-name="T7">i</text:span><text:span text:style-name="T5">mal brain activity</text:span><text:span text:style-name="T3">. That's bullshit. Total bullshit. The commodore <text:s/></text:span><text:span text:style-name="T4">must have </text:span><text:span text:style-name="T3">dropped a carcass of a shark into the vortex filtering system. No, its movements are cutting through the vortex, and yet as circular as the pattern of the flow. It isn't dead yet, or maybe it wasn't dead at all. Intake... Compression... Power... Exhaust... Intake... Compression... Power... Exhaust... By the power of the four strokes internal combustion engine, by the name of </text:span><text:a xlink:type="simple" xlink:href="https://secure.wikimedia.org/wikipedia/en/wiki/Christiaan_Huygens"><text:span text:style-name="T9">Christiaan Huygen</text:span></text:a><text:span text:style-name="T2">s</text:span><text:span text:style-name="T3"> and Ford...” <text:s/></text:span><text:span text:style-name="T8">Shchplazse</text:span><text:span text:style-name="T3">...</text:span></text:p>
      <text:p text:style-name="P4"><text:tab/><text:tab/><text:tab/><text:tab/><text:tab/><text:tab/>***</text:p>
      <text:p text:style-name="P4"><text:tab/>It happened again, somebody is not following protocol, memory wipes are not taking place as they supposed to happen. Again the membrane has loosened up, and the phase shift of parallel rez chambers can be a sign of only one thing. I'm not alone in this vortex filter. Something is holding the process up, the engine was not fired yet. I know the marital status of assumption and whose mother is, but again everything seems off. The lab rats in white coats are missing again from their regular posts. Unless they went scraping for our lost ones they should be here on duty, occasionally staring when they think we're not yet awake. </text:p>
      <text:p text:style-name="P4"><text:tab/>I can bet my life that something is here in the water with me. It happened once and with the vindictive Commodore anything is possible. The shade of the water is clearing up. I guess they did activate the vortex engines, but this time on very low and quiet amplitude. The shade of them has become clear again, maybe slightly blue with those white fluorescent lamps they like to put at the bottom of the walls just before the floor, less than a feet from the floor. Wait, something is blocking the light, it is some fluid, dark gooey fluid, like an ink from a squid, but why would there be ink of a squid, unless... no he wouldn't, not again, not after what happened before, fuck no, let go of my legs you slimy bastard, let go I said... FUCK...”</text:p>
      <text:p text:style-name="P4"><text:s/><text:span text:style-name="T12"><text:tab/><text:tab/><text:tab/><text:tab/><text:tab/><text:tab/>***</text:span></text:p>
      <text:p text:style-name="P6"><text:span text:style-name="T8">Shchplazse...</text:span></text:p>
      <text:p text:style-name="P6"><text:span text:style-name="T3"><text:s/><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fo:font-size="14pt" style:font-name-asian="SimSun" style:font-family-asian="SimSun" style:font-family-generic-asian="system" style:font-pitch-asian="variable" style:font-size-asian="14pt" style:font-name-complex="Times New Roman1" style:font-family-complex="'Times New Roman'"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imes New Roman1" style:font-family-complex="'Times New 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font-family-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666</meta:initial-creator>
    <meta:creation-date>2011-11-14T01:06:28.06</meta:creation-date>
    <dc:date>2015-02-06T02:38:40.622182966</dc:date>
    <meta:editing-duration>PT1H52M58S</meta:editing-duration>
    <meta:editing-cycles>12</meta:editing-cycles>
    <meta:generator>LibreOffice/4.2.8.2$Linux_X86_64 LibreOffice_project/420$Build-2</meta:generator>
    <meta:document-statistic meta:table-count="0" meta:image-count="0" meta:object-count="0" meta:page-count="2" meta:paragraph-count="13" meta:word-count="1057" meta:character-count="5954" meta:non-whitespace-character-count="4876"/>
  </office:meta>
</office:document-meta>
</file>